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0eda91"/>
    </style:style>
    <style:style style:name="T2" style:family="text">
      <style:text-properties style:font-name="Arial" fo:font-size="11pt" fo:font-style="normal" fo:font-weight="normal"/>
    </style:style>
    <style:style style:name="T3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7932803-7fff-d1df-dca2-ccc494a1c767"/> <text:span text:style-name="T2">Practical Questions: Don’t copy from notes, do yourself with different names and variables or approaches.</text:span></text:p>
      <text:list text:style-name="L1">
        <text:list-item>
          <text:p text:style-name="P2">Write a program for JTree and Jtable.</text:p>
        </text:list-item>
        <text:list-item>
          <text:p text:style-name="P2">Write a program to implement the JProgressBar with Event Handling .</text:p>
        </text:list-item>
        <text:list-item>
          <text:p text:style-name="P2">Write a program to create Own Exceptions(Custom Exceptions).</text:p>
        </text:list-item>
        <text:list-item>
          <text:p text:style-name="P2">Write a program to handle the ChangeEvents in Jsliders.</text:p>
        </text:list-item>
        <text:list-item>
          <text:p text:style-name="P2">Write a program to implement the Menus in swing.</text:p>
        </text:list-item>
        <text:list-item>
          <text:p text:style-name="P2">Write a program to implement all kinds of Borders.</text:p>
        </text:list-item>
        <text:list-item>
          <text:p text:style-name="P2">Write a program to handle KeyEvent using KeyListener interface.</text:p>
        </text:list-item>
        <text:list-item>
          <text:p text:style-name="P2">Write a program to handle the Mouse events using MouseAdapter Class.</text:p>
        </text:list-item>
        <text:list-item>
          <text:p text:style-name="P2">Write a program to handle focus Events using FocusListener interface.</text:p>
        </text:list-item>
        <text:list-item>
          <text:p text:style-name="P2">Write a program to save the information Firstname, Lastname and ContactNumber in a database.</text:p>
        </text:list-item>
        <text:list-item>
          <text:p text:style-name="P2">Write a program to update and delete the row data in the database table using PreparedStatement.</text:p>
        </text:list-item>
        <text:list-item>
          <text:p text:style-name="P2">Write a program to implement the additional properties of ResultSet.</text:p>
        </text:list-item>
        <text:list-item>
          <text:p text:style-name="P2">Write a program for Transaction.</text:p>
        </text:list-item>
        <text:list-item>
          <text:p text:style-name="P2">Write a client and server programs using TCP and UDP.</text:p>
        </text:list-item>
        <text:list-item>
          <text:p text:style-name="P2">Write a JavaFX program to implement all types of layouts/roots.</text:p>
        </text:list-item>
        <text:list-item>
          <text:p text:style-name="P2">Write a JavaFX program to implement the menu.</text:p>
        </text:list-item>
        <text:list-item>
          <text:p text:style-name="P2">Write a program to save cookies using Servlet and JSP.</text:p>
        </text:list-item>
        <text:list-item>
          <text:p text:style-name="P2">Write a program to print “Hello Friends” twenty times using JSP.</text:p>
        </text:list-item>
        <text:list-item>
          <text:p text:style-name="P2">Write a program to display the database table’s complete data (at least ten row data) in a html table using jsp.</text:p>
        </text:list-item>
        <text:list-item>
          <text:p text:style-name="P2">Write a program to implement Session Handling in servlet and JSP.</text:p>
        </text:list-item>
        <text:list-item>
          <text:p text:style-name="P2">Write a program to implement the concept of RMI(Remote Method Invocation)  </text:p>
        </text:list-item>
      </text:list>
      <text:p text:style-name="Text_20_body"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02:51.590000000</meta:creation-date>
    <dc:date>2023-03-10T15:07:13.451000000</dc:date>
    <meta:editing-duration>PT4M21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23" meta:word-count="256" meta:character-count="1497" meta:non-whitespace-character-count="1280"/>
  </office:meta>
</office:document-meta>
</file>